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6.75216666666667cm" style:use-optimal-column-width="true"/>
    </style:style>
    <style:style style:name="co3" style:family="table-column">
      <style:table-column-properties fo:break-before="auto" style:column-width="4.6355cm" style:use-optimal-column-width="true"/>
    </style:style>
    <style:style style:name="co4" style:family="table-column">
      <style:table-column-properties fo:break-before="auto" style:column-width="3.1115cm" style:use-optimal-column-width="true"/>
    </style:style>
    <style:style style:name="co5" style:family="table-column">
      <style:table-column-properties fo:break-before="auto" style:column-width="3.57716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e_des_départements_frança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dep</text:p>
          </table:table-cell>
          <table:table-cell office:value-type="string" table:style-name="ce1">
            <text:p>nom_dep</text:p>
          </table:table-cell>
          <table:table-cell office:value-type="string" table:style-name="ce1">
            <text:p>Population</text:p>
          </table:table-cell>
          <table:table-cell office:value-type="string" table:style-name="ce1">
            <text:p>Superficie</text:p>
          </table:table-cell>
          <table:table-cell office:value-type="string" table:style-name="ce1">
            <text:p>Densit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</text:p>
          </table:table-cell>
          <table:table-cell office:value-type="string" table:style-name="ce1">
            <text:p>Ain</text:p>
          </table:table-cell>
          <table:table-cell office:value-type="float" office:value="652432" table:style-name="ce1">
            <text:p>652432</text:p>
          </table:table-cell>
          <table:table-cell office:value-type="float" office:value="5762.4" table:style-name="ce1">
            <text:p>5762,4</text:p>
          </table:table-cell>
          <table:table-cell office:value-type="float" office:value="113.22226849923643" table:style-name="ce1">
            <text:p>113,22226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</text:p>
          </table:table-cell>
          <table:table-cell office:value-type="string" table:style-name="ce1">
            <text:p>Aisne</text:p>
          </table:table-cell>
          <table:table-cell office:value-type="float" office:value="531345" table:style-name="ce1">
            <text:p>531345</text:p>
          </table:table-cell>
          <table:table-cell office:value-type="float" office:value="7361.7" table:style-name="ce1">
            <text:p>7361,7</text:p>
          </table:table-cell>
          <table:table-cell office:value-type="float" office:value="72.176942825706021" table:style-name="ce1">
            <text:p>72,176942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</text:p>
          </table:table-cell>
          <table:table-cell office:value-type="string" table:style-name="ce1">
            <text:p>Allier</text:p>
          </table:table-cell>
          <table:table-cell office:value-type="float" office:value="335975" table:style-name="ce1">
            <text:p>335975</text:p>
          </table:table-cell>
          <table:table-cell office:value-type="float" office:value="7340.1" table:style-name="ce1">
            <text:p>7340,1</text:p>
          </table:table-cell>
          <table:table-cell office:value-type="float" office:value="45.772537158894288" table:style-name="ce1">
            <text:p>45,77253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</text:p>
          </table:table-cell>
          <table:table-cell office:value-type="string" table:style-name="ce1">
            <text:p>Alpes-de-Haute-Provence</text:p>
          </table:table-cell>
          <table:table-cell office:value-type="float" office:value="164308" table:style-name="ce1">
            <text:p>164308</text:p>
          </table:table-cell>
          <table:table-cell office:value-type="float" office:value="6925.2" table:style-name="ce1">
            <text:p>6925,2</text:p>
          </table:table-cell>
          <table:table-cell office:value-type="float" office:value="23.726101773233985" table:style-name="ce1">
            <text:p>23,726101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</text:p>
          </table:table-cell>
          <table:table-cell office:value-type="string" table:style-name="ce1">
            <text:p>Hautes-Alpes</text:p>
          </table:table-cell>
          <table:table-cell office:value-type="float" office:value="141220" table:style-name="ce1">
            <text:p>141220</text:p>
          </table:table-cell>
          <table:table-cell office:value-type="float" office:value="5548.7" table:style-name="ce1">
            <text:p>5548,7</text:p>
          </table:table-cell>
          <table:table-cell office:value-type="float" office:value="25.451006542072918" table:style-name="ce1">
            <text:p>25,451006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</text:p>
          </table:table-cell>
          <table:table-cell office:value-type="string" table:style-name="ce1">
            <text:p>Alpes-Maritimes</text:p>
          </table:table-cell>
          <table:table-cell office:value-type="float" office:value="1094283" table:style-name="ce1">
            <text:p>1094283</text:p>
          </table:table-cell>
          <table:table-cell office:value-type="float" office:value="4298.6000000000004" table:style-name="ce1">
            <text:p>4298,6</text:p>
          </table:table-cell>
          <table:table-cell office:value-type="float" office:value="254.56730098171496" table:style-name="ce1">
            <text:p>254,5673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</text:p>
          </table:table-cell>
          <table:table-cell office:value-type="string" table:style-name="ce1">
            <text:p>Ardèche</text:p>
          </table:table-cell>
          <table:table-cell office:value-type="float" office:value="328278" table:style-name="ce1">
            <text:p>328278</text:p>
          </table:table-cell>
          <table:table-cell office:value-type="float" office:value="5528.6" table:style-name="ce1">
            <text:p>5528,6</text:p>
          </table:table-cell>
          <table:table-cell office:value-type="float" office:value="59.378142748616284" table:style-name="ce1">
            <text:p>59,378142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</text:p>
          </table:table-cell>
          <table:table-cell office:value-type="string" table:style-name="ce1">
            <text:p>Ardennes</text:p>
          </table:table-cell>
          <table:table-cell office:value-type="float" office:value="270582" table:style-name="ce1">
            <text:p>270582</text:p>
          </table:table-cell>
          <table:table-cell office:value-type="float" office:value="5229.3999999999996" table:style-name="ce1">
            <text:p>5229,4</text:p>
          </table:table-cell>
          <table:table-cell office:value-type="float" office:value="51.74245611351207" table:style-name="ce1">
            <text:p>51,742456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</text:p>
          </table:table-cell>
          <table:table-cell office:value-type="string" table:style-name="ce1">
            <text:p>Ariège</text:p>
          </table:table-cell>
          <table:table-cell office:value-type="float" office:value="153287" table:style-name="ce1">
            <text:p>153287</text:p>
          </table:table-cell>
          <table:table-cell office:value-type="float" office:value="4889.8999999999996" table:style-name="ce1">
            <text:p>4889,9</text:p>
          </table:table-cell>
          <table:table-cell office:value-type="float" office:value="31.347675821591444" table:style-name="ce1">
            <text:p>31,347675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Aube</text:p>
          </table:table-cell>
          <table:table-cell office:value-type="float" office:value="310242" table:style-name="ce1">
            <text:p>310242</text:p>
          </table:table-cell>
          <table:table-cell office:value-type="float" office:value="6004.2" table:style-name="ce1">
            <text:p>6004,2</text:p>
          </table:table-cell>
          <table:table-cell office:value-type="float" office:value="51.670830418706906" table:style-name="ce1">
            <text:p>51,67083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Aude</text:p>
          </table:table-cell>
          <table:table-cell office:value-type="float" office:value="374070" table:style-name="ce1">
            <text:p>374070</text:p>
          </table:table-cell>
          <table:table-cell office:value-type="float" office:value="6139" table:style-name="ce1">
            <text:p>6139</text:p>
          </table:table-cell>
          <table:table-cell office:value-type="float" office:value="60.933376771461148" table:style-name="ce1">
            <text:p>60,933376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Aveyron</text:p>
          </table:table-cell>
          <table:table-cell office:value-type="float" office:value="279595" table:style-name="ce1">
            <text:p>279595</text:p>
          </table:table-cell>
          <table:table-cell office:value-type="float" office:value="8735.1" table:style-name="ce1">
            <text:p>8735,1</text:p>
          </table:table-cell>
          <table:table-cell office:value-type="float" office:value="32.008219711279779" table:style-name="ce1">
            <text:p>32,0082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Bouches-du-Rhône</text:p>
          </table:table-cell>
          <table:table-cell office:value-type="float" office:value="2043110" table:style-name="ce1">
            <text:p>2043110</text:p>
          </table:table-cell>
          <table:table-cell office:value-type="float" office:value="5087.5" table:style-name="ce1">
            <text:p>5087,5</text:p>
          </table:table-cell>
          <table:table-cell office:value-type="float" office:value="401.59410319410318" table:style-name="ce1">
            <text:p>401,59410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Calvados</text:p>
          </table:table-cell>
          <table:table-cell office:value-type="float" office:value="694905" table:style-name="ce1">
            <text:p>694905</text:p>
          </table:table-cell>
          <table:table-cell office:value-type="float" office:value="5534.5" table:style-name="ce1">
            <text:p>5534,5</text:p>
          </table:table-cell>
          <table:table-cell office:value-type="float" office:value="125.55876772969555" table:style-name="ce1">
            <text:p>125,55876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Cantal</text:p>
          </table:table-cell>
          <table:table-cell office:value-type="float" office:value="144692" table:style-name="ce1">
            <text:p>144692</text:p>
          </table:table-cell>
          <table:table-cell office:value-type="float" office:value="5726" table:style-name="ce1">
            <text:p>5726</text:p>
          </table:table-cell>
          <table:table-cell office:value-type="float" office:value="25.26929793922459" table:style-name="ce1">
            <text:p>25,269297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Charente</text:p>
          </table:table-cell>
          <table:table-cell office:value-type="float" office:value="352015" table:style-name="ce1">
            <text:p>352015</text:p>
          </table:table-cell>
          <table:table-cell office:value-type="float" office:value="5956" table:style-name="ce1">
            <text:p>5956</text:p>
          </table:table-cell>
          <table:table-cell office:value-type="float" office:value="59.102585627938211" table:style-name="ce1">
            <text:p>59,102585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Charente-Maritime</text:p>
          </table:table-cell>
          <table:table-cell office:value-type="float" office:value="651358" table:style-name="ce1">
            <text:p>651358</text:p>
          </table:table-cell>
          <table:table-cell office:value-type="float" office:value="6863.8" table:style-name="ce1">
            <text:p>6863,8</text:p>
          </table:table-cell>
          <table:table-cell office:value-type="float" office:value="94.897578600775077" table:style-name="ce1">
            <text:p>94,89757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Cher</text:p>
          </table:table-cell>
          <table:table-cell office:value-type="float" office:value="302306" table:style-name="ce1">
            <text:p>302306</text:p>
          </table:table-cell>
          <table:table-cell office:value-type="float" office:value="7235" table:style-name="ce1">
            <text:p>7235</text:p>
          </table:table-cell>
          <table:table-cell office:value-type="float" office:value="41.783828610919144" table:style-name="ce1">
            <text:p>41,783828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Corrèze</text:p>
          </table:table-cell>
          <table:table-cell office:value-type="float" office:value="240073" table:style-name="ce1">
            <text:p>240073</text:p>
          </table:table-cell>
          <table:table-cell office:value-type="float" office:value="5856.8" table:style-name="ce1">
            <text:p>5856,8</text:p>
          </table:table-cell>
          <table:table-cell office:value-type="float" office:value="40.990472613031002" table:style-name="ce1">
            <text:p>40,99047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Côte-d'Or</text:p>
          </table:table-cell>
          <table:table-cell office:value-type="float" office:value="534124" table:style-name="ce1">
            <text:p>534124</text:p>
          </table:table-cell>
          <table:table-cell office:value-type="float" office:value="8763.2000000000007" table:style-name="ce1">
            <text:p>8763,2</text:p>
          </table:table-cell>
          <table:table-cell office:value-type="float" office:value="60.950794230418104" table:style-name="ce1">
            <text:p>60,950794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Côtes-d'Armor</text:p>
          </table:table-cell>
          <table:table-cell office:value-type="float" office:value="600582" table:style-name="ce1">
            <text:p>600582</text:p>
          </table:table-cell>
          <table:table-cell office:value-type="float" office:value="6877.6" table:style-name="ce1">
            <text:p>6877,6</text:p>
          </table:table-cell>
          <table:table-cell office:value-type="float" office:value="87.324357333953699" table:style-name="ce1">
            <text:p>87,324357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Creuse</text:p>
          </table:table-cell>
          <table:table-cell office:value-type="float" office:value="116617" table:style-name="ce1">
            <text:p>116617</text:p>
          </table:table-cell>
          <table:table-cell office:value-type="float" office:value="5565.4" table:style-name="ce1">
            <text:p>5565,4</text:p>
          </table:table-cell>
          <table:table-cell office:value-type="float" office:value="20.953929636683796" table:style-name="ce1">
            <text:p>20,95392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Dordogne</text:p>
          </table:table-cell>
          <table:table-cell office:value-type="float" office:value="413223" table:style-name="ce1">
            <text:p>413223</text:p>
          </table:table-cell>
          <table:table-cell office:value-type="float" office:value="9060" table:style-name="ce1">
            <text:p>9060</text:p>
          </table:table-cell>
          <table:table-cell office:value-type="float" office:value="45.609602649006625" table:style-name="ce1">
            <text:p>45,609602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Doubs</text:p>
          </table:table-cell>
          <table:table-cell office:value-type="float" office:value="543974" table:style-name="ce1">
            <text:p>543974</text:p>
          </table:table-cell>
          <table:table-cell office:value-type="float" office:value="5232.6000000000004" table:style-name="ce1">
            <text:p>5232,6</text:p>
          </table:table-cell>
          <table:table-cell office:value-type="float" office:value="103.95864388640446" table:style-name="ce1">
            <text:p>103,95864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Drôme</text:p>
          </table:table-cell>
          <table:table-cell office:value-type="float" office:value="516762" table:style-name="ce1">
            <text:p>516762</text:p>
          </table:table-cell>
          <table:table-cell office:value-type="float" office:value="6530" table:style-name="ce1">
            <text:p>6530</text:p>
          </table:table-cell>
          <table:table-cell office:value-type="float" office:value="79.136600306278709" table:style-name="ce1">
            <text:p>79,136600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</text:p>
          </table:table-cell>
          <table:table-cell office:value-type="string" table:style-name="ce1">
            <text:p>Eure</text:p>
          </table:table-cell>
          <table:table-cell office:value-type="float" office:value="599507" table:style-name="ce1">
            <text:p>599507</text:p>
          </table:table-cell>
          <table:table-cell office:value-type="float" office:value="6039.9" table:style-name="ce1">
            <text:p>6039,9</text:p>
          </table:table-cell>
          <table:table-cell office:value-type="float" office:value="99.257769168363723" table:style-name="ce1">
            <text:p>99,257769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Eure-et-Loir</text:p>
          </table:table-cell>
          <table:table-cell office:value-type="float" office:value="431575" table:style-name="ce1">
            <text:p>431575</text:p>
          </table:table-cell>
          <table:table-cell office:value-type="float" office:value="5880" table:style-name="ce1">
            <text:p>5880</text:p>
          </table:table-cell>
          <table:table-cell office:value-type="float" office:value="73.39710884353741" table:style-name="ce1">
            <text:p>73,397108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Finistère</text:p>
          </table:table-cell>
          <table:table-cell office:value-type="float" office:value="915090" table:style-name="ce1">
            <text:p>915090</text:p>
          </table:table-cell>
          <table:table-cell office:value-type="float" office:value="6733" table:style-name="ce1">
            <text:p>6733</text:p>
          </table:table-cell>
          <table:table-cell office:value-type="float" office:value="135.91118372196644" table:style-name="ce1">
            <text:p>135,91118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A</text:p>
          </table:table-cell>
          <table:table-cell office:value-type="string" table:style-name="ce1">
            <text:p>Corse-du-Sud</text:p>
          </table:table-cell>
          <table:table-cell office:value-type="float" office:value="158507" table:style-name="ce1">
            <text:p>158507</text:p>
          </table:table-cell>
          <table:table-cell office:value-type="float" office:value="4014.2" table:style-name="ce1">
            <text:p>4014,2</text:p>
          </table:table-cell>
          <table:table-cell office:value-type="float" office:value="39.486572667032036" table:style-name="ce1">
            <text:p>39,486572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B</text:p>
          </table:table-cell>
          <table:table-cell office:value-type="string" table:style-name="ce1">
            <text:p>Haute-Corse</text:p>
          </table:table-cell>
          <table:table-cell office:value-type="float" office:value="181933" table:style-name="ce1">
            <text:p>181933</text:p>
          </table:table-cell>
          <table:table-cell office:value-type="float" office:value="4665.6000000000004" table:style-name="ce1">
            <text:p>4665,6</text:p>
          </table:table-cell>
          <table:table-cell office:value-type="float" office:value="38.994555898491079" table:style-name="ce1">
            <text:p>38,99455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Gard</text:p>
          </table:table-cell>
          <table:table-cell office:value-type="float" office:value="748437" table:style-name="ce1">
            <text:p>748437</text:p>
          </table:table-cell>
          <table:table-cell office:value-type="float" office:value="5852.8" table:style-name="ce1">
            <text:p>5852,8</text:p>
          </table:table-cell>
          <table:table-cell office:value-type="float" office:value="127.87674275560416" table:style-name="ce1">
            <text:p>127,87674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Haute-Garonne</text:p>
          </table:table-cell>
          <table:table-cell office:value-type="float" office:value="1400039" table:style-name="ce1">
            <text:p>1400039</text:p>
          </table:table-cell>
          <table:table-cell office:value-type="float" office:value="6309.3" table:style-name="ce1">
            <text:p>6309,3</text:p>
          </table:table-cell>
          <table:table-cell office:value-type="float" office:value="221.90084478468293" table:style-name="ce1">
            <text:p>221,90084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Gers</text:p>
          </table:table-cell>
          <table:table-cell office:value-type="float" office:value="191377" table:style-name="ce1">
            <text:p>191377</text:p>
          </table:table-cell>
          <table:table-cell office:value-type="float" office:value="6256.8" table:style-name="ce1">
            <text:p>6256,8</text:p>
          </table:table-cell>
          <table:table-cell office:value-type="float" office:value="30.587041299066616" table:style-name="ce1">
            <text:p>30,58704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Gironde</text:p>
          </table:table-cell>
          <table:table-cell office:value-type="float" office:value="1623749" table:style-name="ce1">
            <text:p>1623749</text:p>
          </table:table-cell>
          <table:table-cell office:value-type="float" office:value="9975.6" table:style-name="ce1">
            <text:p>9975,6</text:p>
          </table:table-cell>
          <table:table-cell office:value-type="float" office:value="162.77206383575924" table:style-name="ce1">
            <text:p>162,77206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Hérault</text:p>
          </table:table-cell>
          <table:table-cell office:value-type="float" office:value="1175623" table:style-name="ce1">
            <text:p>1175623</text:p>
          </table:table-cell>
          <table:table-cell office:value-type="float" office:value="6101" table:style-name="ce1">
            <text:p>6101</text:p>
          </table:table-cell>
          <table:table-cell office:value-type="float" office:value="192.69349287002132" table:style-name="ce1">
            <text:p>192,69349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Ille-et-Vilaine</text:p>
          </table:table-cell>
          <table:table-cell office:value-type="float" office:value="1079498" table:style-name="ce1">
            <text:p>1079498</text:p>
          </table:table-cell>
          <table:table-cell office:value-type="float" office:value="6774.7" table:style-name="ce1">
            <text:p>6774,7</text:p>
          </table:table-cell>
          <table:table-cell office:value-type="float" office:value="159.34255391382644" table:style-name="ce1">
            <text:p>159,34255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Indre</text:p>
          </table:table-cell>
          <table:table-cell office:value-type="float" office:value="219316" table:style-name="ce1">
            <text:p>219316</text:p>
          </table:table-cell>
          <table:table-cell office:value-type="float" office:value="6790.6" table:style-name="ce1">
            <text:p>6790,6</text:p>
          </table:table-cell>
          <table:table-cell office:value-type="float" office:value="32.296998792448385" table:style-name="ce1">
            <text:p>32,296998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7</text:p>
          </table:table-cell>
          <table:table-cell office:value-type="string" table:style-name="ce1">
            <text:p>Indre-et-Loire</text:p>
          </table:table-cell>
          <table:table-cell office:value-type="float" office:value="610079" table:style-name="ce1">
            <text:p>610079</text:p>
          </table:table-cell>
          <table:table-cell office:value-type="float" office:value="6126.7" table:style-name="ce1">
            <text:p>6126,7</text:p>
          </table:table-cell>
          <table:table-cell office:value-type="float" office:value="99.577096969004529" table:style-name="ce1">
            <text:p>99,577096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8</text:p>
          </table:table-cell>
          <table:table-cell office:value-type="string" table:style-name="ce1">
            <text:p>Isère</text:p>
          </table:table-cell>
          <table:table-cell office:value-type="float" office:value="1271166" table:style-name="ce1">
            <text:p>1271166</text:p>
          </table:table-cell>
          <table:table-cell office:value-type="float" office:value="7431.5" table:style-name="ce1">
            <text:p>7431,5</text:p>
          </table:table-cell>
          <table:table-cell office:value-type="float" office:value="171.05106640651283" table:style-name="ce1">
            <text:p>171,05106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9</text:p>
          </table:table-cell>
          <table:table-cell office:value-type="string" table:style-name="ce1">
            <text:p>Jura</text:p>
          </table:table-cell>
          <table:table-cell office:value-type="float" office:value="259199" table:style-name="ce1">
            <text:p>259199</text:p>
          </table:table-cell>
          <table:table-cell office:value-type="float" office:value="4999.2" table:style-name="ce1">
            <text:p>4999,2</text:p>
          </table:table-cell>
          <table:table-cell office:value-type="float" office:value="51.848095695311251" table:style-name="ce1">
            <text:p>51,8480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0</text:p>
          </table:table-cell>
          <table:table-cell office:value-type="string" table:style-name="ce1">
            <text:p>Landes</text:p>
          </table:table-cell>
          <table:table-cell office:value-type="float" office:value="413690" table:style-name="ce1">
            <text:p>413690</text:p>
          </table:table-cell>
          <table:table-cell office:value-type="float" office:value="9242.6" table:style-name="ce1">
            <text:p>9242,6</text:p>
          </table:table-cell>
          <table:table-cell office:value-type="float" office:value="44.759050483630148" table:style-name="ce1">
            <text:p>44,759050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Loir-et-Cher</text:p>
          </table:table-cell>
          <table:table-cell office:value-type="float" office:value="329470" table:style-name="ce1">
            <text:p>329470</text:p>
          </table:table-cell>
          <table:table-cell office:value-type="float" office:value="6343.4" table:style-name="ce1">
            <text:p>6343,4</text:p>
          </table:table-cell>
          <table:table-cell office:value-type="float" office:value="51.93902323675001" table:style-name="ce1">
            <text:p>51,93902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Loire</text:p>
          </table:table-cell>
          <table:table-cell office:value-type="float" office:value="765634" table:style-name="ce1">
            <text:p>765634</text:p>
          </table:table-cell>
          <table:table-cell office:value-type="float" office:value="4780.6000000000004" table:style-name="ce1">
            <text:p>4780,6</text:p>
          </table:table-cell>
          <table:table-cell office:value-type="float" office:value="160.15437392795883" table:style-name="ce1">
            <text:p>160,15437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Haute-Loire</text:p>
          </table:table-cell>
          <table:table-cell office:value-type="float" office:value="227570" table:style-name="ce1">
            <text:p>227570</text:p>
          </table:table-cell>
          <table:table-cell office:value-type="float" office:value="4977.1000000000004" table:style-name="ce1">
            <text:p>4977,1</text:p>
          </table:table-cell>
          <table:table-cell office:value-type="float" office:value="45.723413232605331" table:style-name="ce1">
            <text:p>45,723413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Loire-Atlantique</text:p>
          </table:table-cell>
          <table:table-cell office:value-type="float" office:value="1429272" table:style-name="ce1">
            <text:p>1429272</text:p>
          </table:table-cell>
          <table:table-cell office:value-type="float" office:value="6874.4" table:style-name="ce1">
            <text:p>6874,4</text:p>
          </table:table-cell>
          <table:table-cell office:value-type="float" office:value="207.91225416036309" table:style-name="ce1">
            <text:p>207,91225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Loiret</text:p>
          </table:table-cell>
          <table:table-cell office:value-type="float" office:value="680434" table:style-name="ce1">
            <text:p>680434</text:p>
          </table:table-cell>
          <table:table-cell office:value-type="float" office:value="6775.2" table:style-name="ce1">
            <text:p>6775,2</text:p>
          </table:table-cell>
          <table:table-cell office:value-type="float" office:value="100.43009800448695" table:style-name="ce1">
            <text:p>100,4300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Lot</text:p>
          </table:table-cell>
          <table:table-cell office:value-type="float" office:value="174094" table:style-name="ce1">
            <text:p>174094</text:p>
          </table:table-cell>
          <table:table-cell office:value-type="float" office:value="5216.5" table:style-name="ce1">
            <text:p>5216,5</text:p>
          </table:table-cell>
          <table:table-cell office:value-type="float" office:value="33.373718010160069" table:style-name="ce1">
            <text:p>33,373718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Lot-et-Garonne</text:p>
          </table:table-cell>
          <table:table-cell office:value-type="float" office:value="331271" table:style-name="ce1">
            <text:p>331271</text:p>
          </table:table-cell>
          <table:table-cell office:value-type="float" office:value="5360.9" table:style-name="ce1">
            <text:p>5360,9</text:p>
          </table:table-cell>
          <table:table-cell office:value-type="float" office:value="61.793915200805841" table:style-name="ce1">
            <text:p>61,79391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Lozère</text:p>
          </table:table-cell>
          <table:table-cell office:value-type="float" office:value="76604" table:style-name="ce1">
            <text:p>76604</text:p>
          </table:table-cell>
          <table:table-cell office:value-type="float" office:value="5166.8999999999996" table:style-name="ce1">
            <text:p>5166,9</text:p>
          </table:table-cell>
          <table:table-cell office:value-type="float" office:value="14.825911087886354" table:style-name="ce1">
            <text:p>14,825911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9</text:p>
          </table:table-cell>
          <table:table-cell office:value-type="string" table:style-name="ce1">
            <text:p>Maine-et-Loire</text:p>
          </table:table-cell>
          <table:table-cell office:value-type="float" office:value="818273" table:style-name="ce1">
            <text:p>818273</text:p>
          </table:table-cell>
          <table:table-cell office:value-type="float" office:value="7106.6" table:style-name="ce1">
            <text:p>7106,6</text:p>
          </table:table-cell>
          <table:table-cell office:value-type="float" office:value="115.14268426533081" table:style-name="ce1">
            <text:p>115,14268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0</text:p>
          </table:table-cell>
          <table:table-cell office:value-type="string" table:style-name="ce1">
            <text:p>Manche</text:p>
          </table:table-cell>
          <table:table-cell office:value-type="float" office:value="495045" table:style-name="ce1">
            <text:p>495045</text:p>
          </table:table-cell>
          <table:table-cell office:value-type="float" office:value="5951.5" table:style-name="ce1">
            <text:p>5951,5</text:p>
          </table:table-cell>
          <table:table-cell office:value-type="float" office:value="83.179870620851887" table:style-name="ce1">
            <text:p>83,179870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Marne</text:p>
          </table:table-cell>
          <table:table-cell office:value-type="float" office:value="566855" table:style-name="ce1">
            <text:p>566855</text:p>
          </table:table-cell>
          <table:table-cell office:value-type="float" office:value="8169.1" table:style-name="ce1">
            <text:p>8169,1</text:p>
          </table:table-cell>
          <table:table-cell office:value-type="float" office:value="69.390140896794009" table:style-name="ce1">
            <text:p>69,39014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Haute-Marne</text:p>
          </table:table-cell>
          <table:table-cell office:value-type="float" office:value="172512" table:style-name="ce1">
            <text:p>172512</text:p>
          </table:table-cell>
          <table:table-cell office:value-type="float" office:value="6210.6" table:style-name="ce1">
            <text:p>6210,6</text:p>
          </table:table-cell>
          <table:table-cell office:value-type="float" office:value="27.777026374263354" table:style-name="ce1">
            <text:p>27,777026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Mayenne</text:p>
          </table:table-cell>
          <table:table-cell office:value-type="float" office:value="307062" table:style-name="ce1">
            <text:p>307062</text:p>
          </table:table-cell>
          <table:table-cell office:value-type="float" office:value="5175.2" table:style-name="ce1">
            <text:p>5175,2</text:p>
          </table:table-cell>
          <table:table-cell office:value-type="float" office:value="59.333359097232957" table:style-name="ce1">
            <text:p>59,33335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4</text:p>
          </table:table-cell>
          <table:table-cell office:value-type="string" table:style-name="ce1">
            <text:p>Meurthe-et-Moselle</text:p>
          </table:table-cell>
          <table:table-cell office:value-type="float" office:value="733760" table:style-name="ce1">
            <text:p>733760</text:p>
          </table:table-cell>
          <table:table-cell office:value-type="float" office:value="5245.9" table:style-name="ce1">
            <text:p>5245,9</text:p>
          </table:table-cell>
          <table:table-cell office:value-type="float" office:value="139.87304371032616" table:style-name="ce1">
            <text:p>139,87304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5</text:p>
          </table:table-cell>
          <table:table-cell office:value-type="string" table:style-name="ce1">
            <text:p>Meuse</text:p>
          </table:table-cell>
          <table:table-cell office:value-type="float" office:value="184083" table:style-name="ce1">
            <text:p>184083</text:p>
          </table:table-cell>
          <table:table-cell office:value-type="float" office:value="6211.4" table:style-name="ce1">
            <text:p>6211,4</text:p>
          </table:table-cell>
          <table:table-cell office:value-type="float" office:value="29.636313874488845" table:style-name="ce1">
            <text:p>29,636313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</text:p>
          </table:table-cell>
          <table:table-cell office:value-type="string" table:style-name="ce1">
            <text:p>Morbihan</text:p>
          </table:table-cell>
          <table:table-cell office:value-type="float" office:value="759684" table:style-name="ce1">
            <text:p>759684</text:p>
          </table:table-cell>
          <table:table-cell office:value-type="float" office:value="6822.6" table:style-name="ce1">
            <text:p>6822,6</text:p>
          </table:table-cell>
          <table:table-cell office:value-type="float" office:value="111.34816638818046" table:style-name="ce1">
            <text:p>111,34816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7</text:p>
          </table:table-cell>
          <table:table-cell office:value-type="string" table:style-name="ce1">
            <text:p>Moselle</text:p>
          </table:table-cell>
          <table:table-cell office:value-type="float" office:value="1046543" table:style-name="ce1">
            <text:p>1046543</text:p>
          </table:table-cell>
          <table:table-cell office:value-type="float" office:value="6216.3" table:style-name="ce1">
            <text:p>6216,3</text:p>
          </table:table-cell>
          <table:table-cell office:value-type="float" office:value="168.35464826343645" table:style-name="ce1">
            <text:p>168,35464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8</text:p>
          </table:table-cell>
          <table:table-cell office:value-type="string" table:style-name="ce1">
            <text:p>Nièvre</text:p>
          </table:table-cell>
          <table:table-cell office:value-type="float" office:value="204452" table:style-name="ce1">
            <text:p>204452</text:p>
          </table:table-cell>
          <table:table-cell office:value-type="float" office:value="6816.7" table:style-name="ce1">
            <text:p>6816,7</text:p>
          </table:table-cell>
          <table:table-cell office:value-type="float" office:value="29.992811771091585" table:style-name="ce1">
            <text:p>29,992811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9</text:p>
          </table:table-cell>
          <table:table-cell office:value-type="string" table:style-name="ce1">
            <text:p>Nord</text:p>
          </table:table-cell>
          <table:table-cell office:value-type="float" office:value="2608346" table:style-name="ce1">
            <text:p>2608346</text:p>
          </table:table-cell>
          <table:table-cell office:value-type="float" office:value="5742.8" table:style-name="ce1">
            <text:p>5742,8</text:p>
          </table:table-cell>
          <table:table-cell office:value-type="float" office:value="454.19412133454063" table:style-name="ce1">
            <text:p>454,1941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0</text:p>
          </table:table-cell>
          <table:table-cell office:value-type="string" table:style-name="ce1">
            <text:p>Oise</text:p>
          </table:table-cell>
          <table:table-cell office:value-type="float" office:value="829419" table:style-name="ce1">
            <text:p>829419</text:p>
          </table:table-cell>
          <table:table-cell office:value-type="float" office:value="5860.2" table:style-name="ce1">
            <text:p>5860,2</text:p>
          </table:table-cell>
          <table:table-cell office:value-type="float" office:value="141.53424797788472" table:style-name="ce1">
            <text:p>141,5342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Orne</text:p>
          </table:table-cell>
          <table:table-cell office:value-type="float" office:value="279942" table:style-name="ce1">
            <text:p>279942</text:p>
          </table:table-cell>
          <table:table-cell office:value-type="float" office:value="6103.4" table:style-name="ce1">
            <text:p>6103,4</text:p>
          </table:table-cell>
          <table:table-cell office:value-type="float" office:value="45.866566176229647" table:style-name="ce1">
            <text:p>45,86656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Pas-de-Calais</text:p>
          </table:table-cell>
          <table:table-cell office:value-type="float" office:value="1465278" table:style-name="ce1">
            <text:p>1465278</text:p>
          </table:table-cell>
          <table:table-cell office:value-type="float" office:value="6671.4" table:style-name="ce1">
            <text:p>6671,4</text:p>
          </table:table-cell>
          <table:table-cell office:value-type="float" office:value="219.63575861138594" table:style-name="ce1">
            <text:p>219,63575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Puy-de-Dôme</text:p>
          </table:table-cell>
          <table:table-cell office:value-type="float" office:value="662152" table:style-name="ce1">
            <text:p>662152</text:p>
          </table:table-cell>
          <table:table-cell office:value-type="float" office:value="7969.7" table:style-name="ce1">
            <text:p>7969,7</text:p>
          </table:table-cell>
          <table:table-cell office:value-type="float" office:value="83.083679435863331" table:style-name="ce1">
            <text:p>83,083679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4</text:p>
          </table:table-cell>
          <table:table-cell office:value-type="string" table:style-name="ce1">
            <text:p>Pyrénées-Atlantiques</text:p>
          </table:table-cell>
          <table:table-cell office:value-type="float" office:value="682621" table:style-name="ce1">
            <text:p>682621</text:p>
          </table:table-cell>
          <table:table-cell office:value-type="float" office:value="7644.8" table:style-name="ce1">
            <text:p>7644,8</text:p>
          </table:table-cell>
          <table:table-cell office:value-type="float" office:value="89.292198618668891" table:style-name="ce1">
            <text:p>89,292198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Hautes-Pyrénées</text:p>
          </table:table-cell>
          <table:table-cell office:value-type="float" office:value="229567" table:style-name="ce1">
            <text:p>229567</text:p>
          </table:table-cell>
          <table:table-cell office:value-type="float" office:value="4464" table:style-name="ce1">
            <text:p>4464</text:p>
          </table:table-cell>
          <table:table-cell office:value-type="float" office:value="51.426299283154123" table:style-name="ce1">
            <text:p>51,426299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6</text:p>
          </table:table-cell>
          <table:table-cell office:value-type="string" table:style-name="ce1">
            <text:p>Pyrénées-Orientales</text:p>
          </table:table-cell>
          <table:table-cell office:value-type="float" office:value="479979" table:style-name="ce1">
            <text:p>479979</text:p>
          </table:table-cell>
          <table:table-cell office:value-type="float" office:value="4116" table:style-name="ce1">
            <text:p>4116</text:p>
          </table:table-cell>
          <table:table-cell office:value-type="float" office:value="116.61297376093295" table:style-name="ce1">
            <text:p>116,61297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7</text:p>
          </table:table-cell>
          <table:table-cell office:value-type="string" table:style-name="ce1">
            <text:p>Bas-Rhin</text:p>
          </table:table-cell>
          <table:table-cell office:value-type="float" office:value="1140057" table:style-name="ce1">
            <text:p>1140057</text:p>
          </table:table-cell>
          <table:table-cell office:value-type="float" office:value="4755" table:style-name="ce1">
            <text:p>4755</text:p>
          </table:table-cell>
          <table:table-cell office:value-type="float" office:value="239.7596214511041" table:style-name="ce1">
            <text:p>239,75962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8</text:p>
          </table:table-cell>
          <table:table-cell office:value-type="string" table:style-name="ce1">
            <text:p>Haut-Rhin</text:p>
          </table:table-cell>
          <table:table-cell office:value-type="float" office:value="767086" table:style-name="ce1">
            <text:p>767086</text:p>
          </table:table-cell>
          <table:table-cell office:value-type="float" office:value="3525.2" table:style-name="ce1">
            <text:p>3525,2</text:p>
          </table:table-cell>
          <table:table-cell office:value-type="float" office:value="217.60070350618406" table:style-name="ce1">
            <text:p>217,60070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9</text:p>
          </table:table-cell>
          <table:table-cell office:value-type="string" table:style-name="ce1">
            <text:p>Circonscription départementale du Rhône</text:p>
          </table:table-cell>
          <table:table-cell office:value-type="float" office:value="1875747" table:style-name="ce1">
            <text:p>1875747</text:p>
          </table:table-cell>
          <table:table-cell office:value-type="float" office:value="3249.1" table:style-name="ce1">
            <text:p>3249,1</text:p>
          </table:table-cell>
          <table:table-cell office:value-type="float" office:value="577.31279431227108" table:style-name="ce1">
            <text:p>577,31279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0</text:p>
          </table:table-cell>
          <table:table-cell office:value-type="string" table:style-name="ce1">
            <text:p>Haute-Saône</text:p>
          </table:table-cell>
          <table:table-cell office:value-type="float" office:value="235313" table:style-name="ce1">
            <text:p>235313</text:p>
          </table:table-cell>
          <table:table-cell office:value-type="float" office:value="5360.1" table:style-name="ce1">
            <text:p>5360,1</text:p>
          </table:table-cell>
          <table:table-cell office:value-type="float" office:value="43.900860058580996" table:style-name="ce1">
            <text:p>43,900860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1</text:p>
          </table:table-cell>
          <table:table-cell office:value-type="string" table:style-name="ce1">
            <text:p>Saône-et-Loire</text:p>
          </table:table-cell>
          <table:table-cell office:value-type="float" office:value="551493" table:style-name="ce1">
            <text:p>551493</text:p>
          </table:table-cell>
          <table:table-cell office:value-type="float" office:value="8574.7000000000007" table:style-name="ce1">
            <text:p>8574,7</text:p>
          </table:table-cell>
          <table:table-cell office:value-type="float" office:value="64.316302611170059" table:style-name="ce1">
            <text:p>64,31630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2</text:p>
          </table:table-cell>
          <table:table-cell office:value-type="string" table:style-name="ce1">
            <text:p>Sarthe</text:p>
          </table:table-cell>
          <table:table-cell office:value-type="float" office:value="566412" table:style-name="ce1">
            <text:p>566412</text:p>
          </table:table-cell>
          <table:table-cell office:value-type="float" office:value="6206" table:style-name="ce1">
            <text:p>6206</text:p>
          </table:table-cell>
          <table:table-cell office:value-type="float" office:value="91.268449887205932" table:style-name="ce1">
            <text:p>91,26844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3</text:p>
          </table:table-cell>
          <table:table-cell office:value-type="string" table:style-name="ce1">
            <text:p>Savoie</text:p>
          </table:table-cell>
          <table:table-cell office:value-type="float" office:value="436434" table:style-name="ce1">
            <text:p>436434</text:p>
          </table:table-cell>
          <table:table-cell office:value-type="float" office:value="6028.3" table:style-name="ce1">
            <text:p>6028,3</text:p>
          </table:table-cell>
          <table:table-cell office:value-type="float" office:value="72.397525007050078" table:style-name="ce1">
            <text:p>72,397525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4</text:p>
          </table:table-cell>
          <table:table-cell office:value-type="string" table:style-name="ce1">
            <text:p>Haute-Savoie</text:p>
          </table:table-cell>
          <table:table-cell office:value-type="float" office:value="826094" table:style-name="ce1">
            <text:p>826094</text:p>
          </table:table-cell>
          <table:table-cell office:value-type="float" office:value="4387.8" table:style-name="ce1">
            <text:p>4387,8</text:p>
          </table:table-cell>
          <table:table-cell office:value-type="float" office:value="188.27065955604175" table:style-name="ce1">
            <text:p>188,27065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5</text:p>
          </table:table-cell>
          <table:table-cell office:value-type="string" table:style-name="ce1">
            <text:p>Paris</text:p>
          </table:table-cell>
          <table:table-cell office:value-type="float" office:value="2165423" table:style-name="ce1">
            <text:p>2165423</text:p>
          </table:table-cell>
          <table:table-cell office:value-type="float" office:value="105.4" table:style-name="ce1">
            <text:p>105,4</text:p>
          </table:table-cell>
          <table:table-cell office:value-type="float" office:value="20544.810246679317" table:style-name="ce1">
            <text:p>20544,81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6</text:p>
          </table:table-cell>
          <table:table-cell office:value-type="string" table:style-name="ce1">
            <text:p>Seine-Maritime</text:p>
          </table:table-cell>
          <table:table-cell office:value-type="float" office:value="1255633" table:style-name="ce1">
            <text:p>1255633</text:p>
          </table:table-cell>
          <table:table-cell office:value-type="float" office:value="6277.6" table:style-name="ce1">
            <text:p>6277,6</text:p>
          </table:table-cell>
          <table:table-cell office:value-type="float" office:value="200.01800050974893" table:style-name="ce1">
            <text:p>200,0180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7</text:p>
          </table:table-cell>
          <table:table-cell office:value-type="string" table:style-name="ce1">
            <text:p>Seine-et-Marne</text:p>
          </table:table-cell>
          <table:table-cell office:value-type="float" office:value="1421197" table:style-name="ce1">
            <text:p>1421197</text:p>
          </table:table-cell>
          <table:table-cell office:value-type="float" office:value="5915.3" table:style-name="ce1">
            <text:p>5915,3</text:p>
          </table:table-cell>
          <table:table-cell office:value-type="float" office:value="240.25780602843474" table:style-name="ce1">
            <text:p>240,2578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8</text:p>
          </table:table-cell>
          <table:table-cell office:value-type="string" table:style-name="ce1">
            <text:p>Yvelines</text:p>
          </table:table-cell>
          <table:table-cell office:value-type="float" office:value="1448207" table:style-name="ce1">
            <text:p>1448207</text:p>
          </table:table-cell>
          <table:table-cell office:value-type="float" office:value="2284.4" table:style-name="ce1">
            <text:p>2284,4</text:p>
          </table:table-cell>
          <table:table-cell office:value-type="float" office:value="633.95508667483796" table:style-name="ce1">
            <text:p>633,95508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9</text:p>
          </table:table-cell>
          <table:table-cell office:value-type="string" table:style-name="ce1">
            <text:p>Deux-Sèvres</text:p>
          </table:table-cell>
          <table:table-cell office:value-type="float" office:value="374878" table:style-name="ce1">
            <text:p>374878</text:p>
          </table:table-cell>
          <table:table-cell office:value-type="float" office:value="5999.4" table:style-name="ce1">
            <text:p>5999,4</text:p>
          </table:table-cell>
          <table:table-cell office:value-type="float" office:value="62.485915258192492" table:style-name="ce1">
            <text:p>62,485915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0</text:p>
          </table:table-cell>
          <table:table-cell office:value-type="string" table:style-name="ce1">
            <text:p>Somme</text:p>
          </table:table-cell>
          <table:table-cell office:value-type="float" office:value="570559" table:style-name="ce1">
            <text:p>570559</text:p>
          </table:table-cell>
          <table:table-cell office:value-type="float" office:value="6170.1" table:style-name="ce1">
            <text:p>6170,1</text:p>
          </table:table-cell>
          <table:table-cell office:value-type="float" office:value="92.471596894701861" table:style-name="ce1">
            <text:p>92,471596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Tarn</text:p>
          </table:table-cell>
          <table:table-cell office:value-type="float" office:value="389844" table:style-name="ce1">
            <text:p>389844</text:p>
          </table:table-cell>
          <table:table-cell office:value-type="float" office:value="5757.9" table:style-name="ce1">
            <text:p>5757,9</text:p>
          </table:table-cell>
          <table:table-cell office:value-type="float" office:value="67.705934455270153" table:style-name="ce1">
            <text:p>67,705934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2</text:p>
          </table:table-cell>
          <table:table-cell office:value-type="string" table:style-name="ce1">
            <text:p>Tarn-et-Garonne</text:p>
          </table:table-cell>
          <table:table-cell office:value-type="float" office:value="260669" table:style-name="ce1">
            <text:p>260669</text:p>
          </table:table-cell>
          <table:table-cell office:value-type="float" office:value="3718.3" table:style-name="ce1">
            <text:p>3718,3</text:p>
          </table:table-cell>
          <table:table-cell office:value-type="float" office:value="70.104348761530801" table:style-name="ce1">
            <text:p>70,104348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3</text:p>
          </table:table-cell>
          <table:table-cell office:value-type="string" table:style-name="ce1">
            <text:p>Var</text:p>
          </table:table-cell>
          <table:table-cell office:value-type="float" office:value="1076711" table:style-name="ce1">
            <text:p>1076711</text:p>
          </table:table-cell>
          <table:table-cell office:value-type="float" office:value="5972.5" table:style-name="ce1">
            <text:p>5972,5</text:p>
          </table:table-cell>
          <table:table-cell office:value-type="float" office:value="180.27810799497698" table:style-name="ce1">
            <text:p>180,2781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4</text:p>
          </table:table-cell>
          <table:table-cell office:value-type="string" table:style-name="ce1">
            <text:p>Vaucluse</text:p>
          </table:table-cell>
          <table:table-cell office:value-type="float" office:value="561469" table:style-name="ce1">
            <text:p>561469</text:p>
          </table:table-cell>
          <table:table-cell office:value-type="float" office:value="3567.3" table:style-name="ce1">
            <text:p>3567,3</text:p>
          </table:table-cell>
          <table:table-cell office:value-type="float" office:value="157.39326661620834" table:style-name="ce1">
            <text:p>157,39326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5</text:p>
          </table:table-cell>
          <table:table-cell office:value-type="string" table:style-name="ce1">
            <text:p>Vendée</text:p>
          </table:table-cell>
          <table:table-cell office:value-type="float" office:value="685442" table:style-name="ce1">
            <text:p>685442</text:p>
          </table:table-cell>
          <table:table-cell office:value-type="float" office:value="6719.6" table:style-name="ce1">
            <text:p>6719,6</text:p>
          </table:table-cell>
          <table:table-cell office:value-type="float" office:value="102.00636942675159" table:style-name="ce1">
            <text:p>102,00636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6</text:p>
          </table:table-cell>
          <table:table-cell office:value-type="string" table:style-name="ce1">
            <text:p>Vienne</text:p>
          </table:table-cell>
          <table:table-cell office:value-type="float" office:value="438435" table:style-name="ce1">
            <text:p>438435</text:p>
          </table:table-cell>
          <table:table-cell office:value-type="float" office:value="6990.4" table:style-name="ce1">
            <text:p>6990,4</text:p>
          </table:table-cell>
          <table:table-cell office:value-type="float" office:value="62.719586861982151" table:style-name="ce1">
            <text:p>62,719586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7</text:p>
          </table:table-cell>
          <table:table-cell office:value-type="string" table:style-name="ce1">
            <text:p>Haute-Vienne</text:p>
          </table:table-cell>
          <table:table-cell office:value-type="float" office:value="372359" table:style-name="ce1">
            <text:p>372359</text:p>
          </table:table-cell>
          <table:table-cell office:value-type="float" office:value="5520.1" table:style-name="ce1">
            <text:p>5520,1</text:p>
          </table:table-cell>
          <table:table-cell office:value-type="float" office:value="67.455118566692633" table:style-name="ce1">
            <text:p>67,455118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8</text:p>
          </table:table-cell>
          <table:table-cell office:value-type="string" table:style-name="ce1">
            <text:p>Vosges</text:p>
          </table:table-cell>
          <table:table-cell office:value-type="float" office:value="364499" table:style-name="ce1">
            <text:p>364499</text:p>
          </table:table-cell>
          <table:table-cell office:value-type="float" office:value="5873.8" table:style-name="ce1">
            <text:p>5873,8</text:p>
          </table:table-cell>
          <table:table-cell office:value-type="float" office:value="62.055058054411113" table:style-name="ce1">
            <text:p>62,055058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89</text:p>
          </table:table-cell>
          <table:table-cell office:value-type="string" table:style-name="ce1">
            <text:p>Yonne</text:p>
          </table:table-cell>
          <table:table-cell office:value-type="float" office:value="335707" table:style-name="ce1">
            <text:p>335707</text:p>
          </table:table-cell>
          <table:table-cell office:value-type="float" office:value="7427.4" table:style-name="ce1">
            <text:p>7427,4</text:p>
          </table:table-cell>
          <table:table-cell office:value-type="float" office:value="45.198454371650918" table:style-name="ce1">
            <text:p>45,198454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0</text:p>
          </table:table-cell>
          <table:table-cell office:value-type="string" table:style-name="ce1">
            <text:p>Territoire de Belfort</text:p>
          </table:table-cell>
          <table:table-cell office:value-type="float" office:value="141318" table:style-name="ce1">
            <text:p>141318</text:p>
          </table:table-cell>
          <table:table-cell office:value-type="float" office:value="609.4" table:style-name="ce1">
            <text:p>609,4</text:p>
          </table:table-cell>
          <table:table-cell office:value-type="float" office:value="231.89694781752544" table:style-name="ce1">
            <text:p>231,89694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1</text:p>
          </table:table-cell>
          <table:table-cell office:value-type="string" table:style-name="ce1">
            <text:p>Essonne</text:p>
          </table:table-cell>
          <table:table-cell office:value-type="float" office:value="1301659" table:style-name="ce1">
            <text:p>1301659</text:p>
          </table:table-cell>
          <table:table-cell office:value-type="float" office:value="1804.4" table:style-name="ce1">
            <text:p>1804,4</text:p>
          </table:table-cell>
          <table:table-cell office:value-type="float" office:value="721.38051429838174" table:style-name="ce1">
            <text:p>721,38051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2</text:p>
          </table:table-cell>
          <table:table-cell office:value-type="string" table:style-name="ce1">
            <text:p>Hauts-de-Seine</text:p>
          </table:table-cell>
          <table:table-cell office:value-type="float" office:value="1624357" table:style-name="ce1">
            <text:p>1624357</text:p>
          </table:table-cell>
          <table:table-cell office:value-type="float" office:value="175.6" table:style-name="ce1">
            <text:p>175,6</text:p>
          </table:table-cell>
          <table:table-cell office:value-type="float" office:value="9250.3246013667431" table:style-name="ce1">
            <text:p>9250,3246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3</text:p>
          </table:table-cell>
          <table:table-cell office:value-type="string" table:style-name="ce1">
            <text:p>Seine-Saint-Denis</text:p>
          </table:table-cell>
          <table:table-cell office:value-type="float" office:value="1644903" table:style-name="ce1">
            <text:p>1644903</text:p>
          </table:table-cell>
          <table:table-cell office:value-type="float" office:value="236.2" table:style-name="ce1">
            <text:p>236,2</text:p>
          </table:table-cell>
          <table:table-cell office:value-type="float" office:value="6964.0262489415754" table:style-name="ce1">
            <text:p>6964,0262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4</text:p>
          </table:table-cell>
          <table:table-cell office:value-type="string" table:style-name="ce1">
            <text:p>Val-de-Marne</text:p>
          </table:table-cell>
          <table:table-cell office:value-type="float" office:value="1407124" table:style-name="ce1">
            <text:p>1407124</text:p>
          </table:table-cell>
          <table:table-cell office:value-type="float" office:value="245" table:style-name="ce1">
            <text:p>245</text:p>
          </table:table-cell>
          <table:table-cell office:value-type="float" office:value="5743.3632653061222" table:style-name="ce1">
            <text:p>5743,3632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5</text:p>
          </table:table-cell>
          <table:table-cell office:value-type="string" table:style-name="ce1">
            <text:p>Val-d'Oise</text:p>
          </table:table-cell>
          <table:table-cell office:value-type="float" office:value="1249674" table:style-name="ce1">
            <text:p>1249674</text:p>
          </table:table-cell>
          <table:table-cell office:value-type="float" office:value="1245.9000000000001" table:style-name="ce1">
            <text:p>1245,9</text:p>
          </table:table-cell>
          <table:table-cell office:value-type="float" office:value="1003.0291355646519" table:style-name="ce1">
            <text:p>1003,029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71</text:p>
          </table:table-cell>
          <table:table-cell office:value-type="string" table:style-name="ce1">
            <text:p>Guadeloupe</text:p>
          </table:table-cell>
          <table:table-cell office:value-type="float" office:value="384239" table:style-name="ce1">
            <text:p>384239</text:p>
          </table:table-cell>
          <table:table-cell office:value-type="float" office:value="1628.4" table:style-name="ce1">
            <text:p>1628,4</text:p>
          </table:table-cell>
          <table:table-cell office:value-type="float" office:value="235.96106607713091" table:style-name="ce1">
            <text:p>235,96106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72</text:p>
          </table:table-cell>
          <table:table-cell office:value-type="string" table:style-name="ce1">
            <text:p>Martinique</text:p>
          </table:table-cell>
          <table:table-cell office:value-type="float" office:value="364508" table:style-name="ce1">
            <text:p>364508</text:p>
          </table:table-cell>
          <table:table-cell office:value-type="float" office:value="1128" table:style-name="ce1">
            <text:p>1128</text:p>
          </table:table-cell>
          <table:table-cell office:value-type="float" office:value="323.14539007092196" table:style-name="ce1">
            <text:p>323,14539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73</text:p>
          </table:table-cell>
          <table:table-cell office:value-type="string" table:style-name="ce1">
            <text:p>Guyane</text:p>
          </table:table-cell>
          <table:table-cell office:value-type="float" office:value="281678" table:style-name="ce1">
            <text:p>281678</text:p>
          </table:table-cell>
          <table:table-cell office:value-type="float" office:value="83533.899999999994" table:style-name="ce1">
            <text:p>83533,9</text:p>
          </table:table-cell>
          <table:table-cell office:value-type="float" office:value="3.3720202217303394" table:style-name="ce1">
            <text:p>3,3720202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74</text:p>
          </table:table-cell>
          <table:table-cell office:value-type="string" table:style-name="ce1">
            <text:p>La Réunion</text:p>
          </table:table-cell>
          <table:table-cell office:value-type="float" office:value="861210" table:style-name="ce1">
            <text:p>861210</text:p>
          </table:table-cell>
          <table:table-cell office:value-type="float" office:value="2503.6999999999998" table:style-name="ce1">
            <text:p>2503,7</text:p>
          </table:table-cell>
          <table:table-cell office:value-type="float" office:value="343.9749171226585" table:style-name="ce1">
            <text:p>343,97491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76</text:p>
          </table:table-cell>
          <table:table-cell office:value-type="string" table:style-name="ce1">
            <text:p>Mayotte</text:p>
          </table:table-cell>
          <table:table-cell office:value-type="float" office:value="256518" table:style-name="ce1">
            <text:p>256518</text:p>
          </table:table-cell>
          <table:table-cell office:value-type="float" office:value="376" table:style-name="ce1">
            <text:p>376</text:p>
          </table:table-cell>
          <table:table-cell office:value-type="float" office:value="682.22872340425533" table:style-name="ce1">
            <text:p>682,22872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75</text:p>
          </table:table-cell>
          <table:table-cell office:value-type="string" table:style-name="ce1">
            <text:p>Saint-Pierre-et-Miquelon</text:p>
          </table:table-cell>
          <table:table-cell office:value-type="float" office:value="242" table:style-name="ce1">
            <text:p>242</text:p>
          </table:table-cell>
          <table:table-cell office:value-type="float" office:value="5974" table:style-name="ce1">
            <text:p>5974</text:p>
          </table:table-cell>
          <table:table-cell office:value-type="float" office:value="4.0508871777703383E-2" table:style-name="ce1">
            <text:p>0,0405088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77</text:p>
          </table:table-cell>
          <table:table-cell office:value-type="string" table:style-name="ce1">
            <text:p>Saint-Barthélemy</text:p>
          </table:table-cell>
          <table:table-cell office:value-type="float" office:value="25" table:style-name="ce1">
            <text:p>25</text:p>
          </table:table-cell>
          <table:table-cell office:value-type="float" office:value="10289" table:style-name="ce1">
            <text:p>10289</text:p>
          </table:table-cell>
          <table:table-cell office:value-type="float" office:value="2.4297793760326564E-3" table:style-name="ce1">
            <text:p>0,0024297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78</text:p>
          </table:table-cell>
          <table:table-cell office:value-type="string" table:style-name="ce1">
            <text:p>Saint-Martin</text:p>
          </table:table-cell>
          <table:table-cell office:value-type="float" office:value="53" table:style-name="ce1">
            <text:p>53</text:p>
          </table:table-cell>
          <table:table-cell office:value-type="float" office:value="32489" table:style-name="ce1">
            <text:p>32489</text:p>
          </table:table-cell>
          <table:table-cell office:value-type="float" office:value="1.6313213703099511E-3" table:style-name="ce1">
            <text:p>0,0016313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86</text:p>
          </table:table-cell>
          <table:table-cell office:value-type="string" table:style-name="ce1">
            <text:p>Wallis-et-Futuna</text:p>
          </table:table-cell>
          <table:table-cell office:value-type="float" office:value="140" table:style-name="ce1">
            <text:p>140</text:p>
          </table:table-cell>
          <table:table-cell office:value-type="float" office:value="11558" table:style-name="ce1">
            <text:p>11558</text:p>
          </table:table-cell>
          <table:table-cell office:value-type="float" office:value="1.2112822287593009E-2" table:style-name="ce1">
            <text:p>0,0121128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87</text:p>
          </table:table-cell>
          <table:table-cell office:value-type="string" table:style-name="ce1">
            <text:p>Polynésie française</text:p>
          </table:table-cell>
          <table:table-cell office:value-type="float" office:value="4200" table:style-name="ce1">
            <text:p>4200</text:p>
          </table:table-cell>
          <table:table-cell office:value-type="float" office:value="275918" table:style-name="ce1">
            <text:p>275918</text:p>
          </table:table-cell>
          <table:table-cell office:value-type="float" office:value="1.5221913756985771E-2" table:style-name="ce1">
            <text:p>0,0152219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88</text:p>
          </table:table-cell>
          <table:table-cell office:value-type="string" table:style-name="ce1">
            <text:p>Nouvelle-Calédonie</text:p>
          </table:table-cell>
          <table:table-cell office:value-type="float" office:value="18575" table:style-name="ce1">
            <text:p>18575</text:p>
          </table:table-cell>
          <table:table-cell office:value-type="float" office:value="1271.2664927581088" table:formula="of:=(1/[Liste_des_départements_français.$E108])*[Liste_des_départements_français.$C108]" table:style-name="ce1">
            <text:p>1271,266493</text:p>
          </table:table-cell>
          <table:table-cell office:value-type="float" office:value="14.611413189771197" table:style-name="ce1">
            <text:p>14,61141319</text:p>
          </table:table-cell>
          <table:table-cell table:number-columns-repeated="16379"/>
        </table:table-row>
        <table:table-row table:number-rows-repeated="1048468" table:style-name="ro1">
          <table:table-cell table:number-columns-repeated="16384"/>
        </table:table-row>
      </table:table>
      <table:database-ranges>
        <table:database-range table:target-range-address="Liste_des_départements_français.A1:Liste_des_départements_français.E108" table:name="Liste_des_départements_français_classés_par_population_décroissante_au_1er_janvi" table:display-filter-buttons="true" table:on-update-keep-size="false" table:on-update-keep-styles="true" table:refresh-delay="false">
          <table:database-source-sql table:database-name="Provider=Microsoft.Mashup.OleDb.1;Data Source=$Workbook$;Location=&quot;Liste des départements français classés par population décroissante au 1er janvi&quot;;Extended Properties=&quot;&quot;" table:sql-statement="SELECT * FROM [Liste des départements français classés par population décroissante au 1er janvi]"/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ZakariaBouchegoura</meta:initial-creator>
    <dc:creator>ZakariaBouchegoura</dc:creator>
    <meta:creation-date>2022-03-28T08:46:27Z</meta:creation-date>
    <dc:date>2022-03-28T15:49:22Z</dc:date>
  </office:meta>
</office:document-meta>
</file>